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ills Sans" svg:font-family="'Gills Sans'" style:font-family-generic="swiss"/>
    <style:font-face style:name="Segoe UI1" svg:font-family="'Segoe UI'" style:font-family-generic="swiss"/>
    <style:font-face style:name="Aharoni" svg:font-family="Aharoni" style:font-pitch="variable"/>
    <style:font-face style:name="DaunPenh" svg:font-family="DaunPenh" style:font-pitch="variable"/>
    <style:font-face style:name="Javanese Text" svg:font-family="'Javanese Text'" style:font-pitch="variable"/>
    <style:font-face style:name="Modern" svg:font-family="Modern" style:font-family-generic="modern" style:font-pitch="variable"/>
    <style:font-face style:name="Andalus" svg:font-family="Andalus"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DejaVu Sans" svg:font-family="'DejaVu Sans'" style:font-family-generic="swiss" style:font-pitch="variable"/>
    <style:font-face style:name="Euphemia" svg:font-family="Euphemia" style:font-family-generic="swiss" style:font-pitch="variable"/>
    <style:font-face style:name="Franklin Gothic Medium" svg:font-family="'Franklin Gothic Medium'" style:font-family-generic="swiss" style:font-pitch="variable"/>
    <style:font-face style:name="Iskoola Pota" svg:font-family="'Iskoola Pot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2"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3" style:family="paragraph" style:parent-style-name="Standard">
      <style:paragraph-properties fo:text-align="start" style:justify-single-word="fals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4"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777b3"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9a641"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2" style:family="paragraph" style:parent-style-name="Footer">
      <style:paragraph-properties fo:text-align="center" style:justify-single-word="false"/>
      <style:text-properties style:font-name="Calibri" fo:font-size="10pt" officeooo:paragraph-rsid="00148e16" style:font-size-asian="10pt" style:font-size-complex="10pt"/>
    </style:style>
    <style:style style:name="P13"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14"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T1" style:family="text">
      <style:text-properties officeooo:rsid="00141b03"/>
    </style:style>
    <style:style style:name="T2" style:family="text">
      <style:text-properties officeooo:rsid="00148e16"/>
    </style:style>
    <style:style style:name="T3" style:family="text">
      <style:text-properties fo:font-style="italic" style:font-style-asian="italic" style:font-style-complex="italic"/>
    </style:style>
    <style:style style:name="T4" style:family="text">
      <style:text-properties officeooo:rsid="00187360"/>
    </style:style>
    <style:style style:name="T5" style:family="text">
      <style:text-properties officeooo:rsid="0019a641"/>
    </style:style>
    <style:style style:name="T6" style:family="text">
      <style:text-properties officeooo:rsid="0019b434"/>
    </style:style>
    <style:style style:name="T7" style:family="text">
      <style:text-properties officeooo:rsid="001c3834"/>
    </style:style>
    <style:style style:name="T8" style:family="text">
      <style:text-properties officeooo:rsid="00200e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_NAME)</text:p>
      <text:p text:style-name="P4"/>
      <text:p text:style-name="P2">Overview</text:p>
      <text:p text:style-name="P6"/>
      <text:p text:style-name="P5">$(GAME_NAME) is a two dimensional top-down competitive shooter inspired by competitive arena first-person shooters such as Quake, Unreal Tournament, and Team Fortress 2.</text:p>
      <text:p text:style-name="P8"><draw:frame draw:style-name="fr1" draw:name="Image1" text:anchor-type="paragraph" svg:x="0cm" svg:y="0cm" svg:width="17cm" svg:height="10.162cm" draw:z-index="0"><draw:image xlink:href="Pictures/1000000000000323000001E0201BB775.png" xlink:type="simple" xlink:show="embed" xlink:actuate="onLoad"/></draw:frame>Game-play <text:span text:style-name="T6">takes place</text:span> <text:span text:style-name="T8">in</text:span> levels varying in size from small to large, known as <text:span text:style-name="T3">maps</text:span>. In general, maps will be designed for one or several game modes and will not be playable on game mode<text:span text:style-name="T5">s</text:span> for which it was not designed, <text:span text:style-name="T4">although the map system allows for maps which support all game modes.</text:span></text:p>
      <text:p text:style-name="P8"/>
      <text:p text:style-name="P10">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0"/>
      <text:p text:style-name="P11">In the mock-up drawing shown above, players are shown with their respective lines of sight, indicating the direction in which they are looking. Not shown in the drawing, lines of sight <text:span text:style-name="T7">are</text:span> obscured by parts of the level such as walls and the <text:span text:style-name="T3">Crate Corp.</text:span> crate. <text:span text:style-name="T7">The grey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5"><text:soft-page-break/></text:p>
      <text:p text:style-name="P3">Game Modes</text:p>
      <text:p text:style-name="P7"/>
      <text:p text:style-name="P9">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ills Sans" svg:font-family="'Gills Sans'" style:font-family-generic="swiss"/>
    <style:font-face style:name="Segoe UI1" svg:font-family="'Segoe UI'" style:font-family-generic="swiss"/>
    <style:font-face style:name="Aharoni" svg:font-family="Aharoni" style:font-pitch="variable"/>
    <style:font-face style:name="DaunPenh" svg:font-family="DaunPenh" style:font-pitch="variable"/>
    <style:font-face style:name="Javanese Text" svg:font-family="'Javanese Text'" style:font-pitch="variable"/>
    <style:font-face style:name="Modern" svg:font-family="Modern" style:font-family-generic="modern" style:font-pitch="variable"/>
    <style:font-face style:name="Andalus" svg:font-family="Andalus"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avid" svg:font-family="David" style:font-family-generic="swiss" style:font-pitch="variable"/>
    <style:font-face style:name="DejaVu Sans" svg:font-family="'DejaVu Sans'" style:font-family-generic="swiss" style:font-pitch="variable"/>
    <style:font-face style:name="Euphemia" svg:font-family="Euphemia" style:font-family-generic="swiss" style:font-pitch="variable"/>
    <style:font-face style:name="Franklin Gothic Medium" svg:font-family="'Franklin Gothic Medium'" style:font-family-generic="swiss" style:font-pitch="variable"/>
    <style:font-face style:name="Iskoola Pota" svg:font-family="'Iskoola Pot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3"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T1" style:family="text">
      <style:text-properties officeooo:rsid="00148e16"/>
    </style:style>
    <style:style style:name="MT2"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MP09085 Mobile Games Development</text:span></text:p>
        <text:p text:style-name="MP2">B00203930</text:p>
        <text:p text:style-name="MP3"/>
        <text:p text:style-name="MP3">© <text:span text:style-name="MT2">2014 David Farrel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2T09:38:48.398000000</dc:date>
    <meta:editing-duration>PT51M50S</meta:editing-duration>
    <meta:editing-cycles>4</meta:editing-cycles>
    <meta:generator>LibreOffice/4.2.0.4$Windows_x86 LibreOffice_project/05dceb5d363845f2cf968344d7adab8dcfb2ba71</meta:generator>
    <meta:document-statistic meta:table-count="0" meta:image-count="1" meta:object-count="0" meta:page-count="2" meta:paragraph-count="11" meta:word-count="243" meta:character-count="1370" meta:non-whitespace-character-count="1138"/>
  </office:meta>
</office:document-meta>
</file>